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draw:stroke="none"/>
    </style:style>
    <style:style style:family="drawing-page" style:name="a3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3" style:parent-style-name="Graphics">
      <style:graphic-properties draw:fill="none" draw:stroke="none"/>
    </style:style>
    <style:style style:family="drawing-page" style:name="a3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5" style:parent-style-name="Graphics">
      <style:graphic-properties draw:fill="none" draw:stroke="non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draw:style-name="a381" draw:name="Picture 4" svg:x="0in" svg:y="0in" svg:width="13.33333in" svg:height="7.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382" draw:master-page-name="Master1-Layout2-obj-Title-and-Content" presentation:presentation-page-layout-name="Master1-PPL2" draw:id="Slide-257">
        <draw:frame draw:id="id64" draw:style-name="a383" draw:name="Picture 4" svg:x="0in" svg:y="-0.04819in" svg:width="13.33333in" svg:height="7.54819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3" draw:style-name="a384" draw:master-page-name="Master1-Layout2-obj-Title-and-Content" presentation:presentation-page-layout-name="Master1-PPL2" draw:id="Slide-258">
        <draw:frame draw:id="id65" draw:style-name="a385" draw:name="Picture 4" svg:x="-0.00497in" svg:y="0in" svg:width="13.33831in" svg:height="7.4236in" style:rel-width="scale" style:rel-height="scale">
          <draw:image xlink:href="media/image3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Abhishek Armaiya</meta:initial-creator>
    <dc:creator>Abhishek Armaiya</dc:creator>
    <meta:creation-date>2025-04-14T14:12:26Z</meta:creation-date>
    <dc:date>2025-04-14T14:15:19Z</dc:date>
    <meta:editing-cycles>1</meta:editing-cycles>
    <meta:editing-duration>PT173S</meta:editing-duration>
    <meta:document-statistic meta:paragraph-count="0" meta:word-count="0"/>
  </office:meta>
</office:document-meta>
</file>